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6.985cm"/>
    </style:style>
    <style:style style:name="Table1.B" style:family="table-column">
      <style:table-column-properties style:column-width="10.015cm"/>
    </style:style>
    <style:style style:name="Table1.A1" style:family="table-cell">
      <style:table-cell-properties style:vertical-align="middle" fo:padding="0.049cm" fo:border="none"/>
    </style:style>
    <style:style style:name="P1" style:family="paragraph" style:parent-style-name="Table_20_Contents">
      <style:text-properties fo:font-weight="bold"/>
    </style:style>
    <style:style style:name="P2" style:family="paragraph" style:parent-style-name="Standard">
      <style:text-properties fo:font-weight="bold" officeooo:rsid="000ede9d" officeooo:paragraph-rsid="000ede9d" style:font-weight-asian="bold" style:font-weight-complex="bold"/>
    </style:style>
    <style:style style:name="P3" style:family="paragraph" style:parent-style-name="Standard">
      <style:text-properties fo:font-weight="bold" officeooo:rsid="00156c4b" officeooo:paragraph-rsid="00156c4b" style:font-weight-asian="bold" style:font-weight-complex="bold"/>
    </style:style>
    <style:style style:name="P4" style:family="paragraph" style:parent-style-name="Standard">
      <style:text-properties fo:font-weight="bold" officeooo:rsid="0019110a" officeooo:paragraph-rsid="0019110a" style:font-weight-asian="bold" style:font-weight-complex="bold"/>
    </style:style>
    <style:style style:name="P5" style:family="paragraph" style:parent-style-name="Standard">
      <style:text-properties fo:font-weight="bold" officeooo:rsid="00205077" officeooo:paragraph-rsid="00205077" style:font-weight-asian="bold" style:font-weight-complex="bold"/>
    </style:style>
    <style:style style:name="P6" style:family="paragraph" style:parent-style-name="Standard">
      <style:text-properties fo:font-weight="normal" officeooo:rsid="00156c4b" officeooo:paragraph-rsid="00156c4b" style:font-weight-asian="normal" style:font-weight-complex="normal"/>
    </style:style>
    <style:style style:name="P7" style:family="paragraph" style:parent-style-name="Standard">
      <style:text-properties fo:font-weight="normal" officeooo:rsid="0019110a" officeooo:paragraph-rsid="0019110a" style:font-weight-asian="normal" style:font-weight-complex="normal"/>
    </style:style>
    <style:style style:name="P8" style:family="paragraph" style:parent-style-name="Standard">
      <style:text-properties fo:font-weight="normal" officeooo:rsid="00205077" officeooo:paragraph-rsid="00205077" style:font-weight-asian="normal" style:font-weight-complex="normal"/>
    </style:style>
    <style:style style:name="P9" style:family="paragraph" style:parent-style-name="Standard">
      <style:text-properties fo:font-weight="normal" officeooo:rsid="002358b2" officeooo:paragraph-rsid="002358b2" style:font-weight-asian="normal" style:font-weight-complex="normal"/>
    </style:style>
    <style:style style:name="P10" style:family="paragraph" style:parent-style-name="Standard">
      <style:text-properties fo:font-weight="normal" officeooo:rsid="00240759" officeooo:paragraph-rsid="00240759" style:font-weight-asian="normal" style:font-weight-complex="normal"/>
    </style:style>
    <style:style style:name="P11" style:family="paragraph" style:parent-style-name="Standard">
      <style:text-properties fo:font-style="italic" fo:font-weight="normal" officeooo:rsid="00205077" officeooo:paragraph-rsid="00205077" style:font-style-asian="italic" style:font-weight-asian="normal" style:font-style-complex="italic" style:font-weight-complex="normal"/>
    </style:style>
    <style:style style:name="P12" style:family="paragraph" style:parent-style-name="Text_20_body">
      <style:text-properties fo:font-weight="normal" officeooo:rsid="00120e28" officeooo:paragraph-rsid="00120e28" style:font-weight-asian="normal" style:font-weight-complex="normal"/>
    </style:style>
    <style:style style:name="P13" style:family="paragraph" style:parent-style-name="Text_20_body">
      <style:text-properties fo:font-weight="normal" officeooo:rsid="0019110a" officeooo:paragraph-rsid="0019110a" style:font-weight-asian="normal" style:font-weight-complex="normal"/>
    </style:style>
    <style:style style:name="P14" style:family="paragraph" style:parent-style-name="Text_20_body">
      <style:text-properties fo:font-weight="normal" officeooo:rsid="001c46e3" officeooo:paragraph-rsid="001c46e3" style:font-weight-asian="normal" style:font-weight-complex="normal"/>
    </style:style>
    <style:style style:name="P15" style:family="paragraph" style:parent-style-name="Text_20_body">
      <style:text-properties fo:font-weight="normal" officeooo:rsid="001cc7c3" officeooo:paragraph-rsid="001cc7c3" style:font-weight-asian="normal" style:font-weight-complex="normal"/>
    </style:style>
    <style:style style:name="P16" style:family="paragraph" style:parent-style-name="Text_20_body">
      <style:text-properties fo:font-weight="normal" officeooo:rsid="001d6544" officeooo:paragraph-rsid="001d6544" style:font-weight-asian="normal" style:font-weight-complex="normal"/>
    </style:style>
    <style:style style:name="P17" style:family="paragraph" style:parent-style-name="Text_20_body">
      <style:text-properties officeooo:paragraph-rsid="001066e2"/>
    </style:style>
    <style:style style:name="P18" style:family="paragraph" style:parent-style-name="Text_20_body">
      <style:text-properties fo:font-weight="bold" officeooo:rsid="00120e28" officeooo:paragraph-rsid="00120e28" style:font-weight-asian="bold" style:font-weight-complex="bold"/>
    </style:style>
    <style:style style:name="P19" style:family="paragraph" style:parent-style-name="Text_20_body">
      <style:text-properties fo:font-weight="bold" officeooo:rsid="00194156" officeooo:paragraph-rsid="00194156" style:font-weight-asian="bold" style:font-weight-complex="bold"/>
    </style:style>
    <style:style style:name="P20" style:family="paragraph" style:parent-style-name="Text_20_body">
      <style:text-properties fo:font-weight="bold" officeooo:rsid="0019b79e" officeooo:paragraph-rsid="0019b79e" style:font-weight-asian="bold" style:font-weight-complex="bold"/>
    </style:style>
    <style:style style:name="P21" style:family="paragraph" style:parent-style-name="Text_20_body">
      <style:text-properties fo:font-weight="bold" officeooo:rsid="001c46e3" officeooo:paragraph-rsid="001c46e3" style:font-weight-asian="bold" style:font-weight-complex="bold"/>
    </style:style>
    <style:style style:name="P22" style:family="paragraph" style:parent-style-name="Text_20_body">
      <style:text-properties fo:font-weight="bold" officeooo:rsid="001cc7c3" officeooo:paragraph-rsid="001cc7c3" style:font-weight-asian="bold" style:font-weight-complex="bold"/>
    </style:style>
    <style:style style:name="P23" style:family="paragraph" style:parent-style-name="Text_20_body">
      <style:text-properties fo:font-weight="bold" officeooo:rsid="001d6544" officeooo:paragraph-rsid="001d6544" style:font-weight-asian="bold" style:font-weight-complex="bold"/>
    </style:style>
    <style:style style:name="P24" style:family="paragraph" style:parent-style-name="Text_20_body">
      <style:text-properties officeooo:paragraph-rsid="001d6544"/>
    </style:style>
    <style:style style:name="P25" style:family="paragraph" style:parent-style-name="Text_20_body">
      <style:text-properties officeooo:rsid="0025b0a1" officeooo:paragraph-rsid="0025b0a1"/>
    </style:style>
    <style:style style:name="P26" style:family="paragraph" style:parent-style-name="Standard" style:list-style-name="L1">
      <style:text-properties fo:font-weight="normal" officeooo:rsid="000ede9d" officeooo:paragraph-rsid="000ede9d" style:font-weight-asian="normal" style:font-weight-complex="normal"/>
    </style:style>
    <style:style style:name="P27" style:family="paragraph" style:parent-style-name="Standard">
      <style:text-properties fo:font-weight="normal" officeooo:rsid="002358b2" officeooo:paragraph-rsid="002358b2" style:font-weight-asian="normal" style:font-weight-complex="normal"/>
    </style:style>
    <style:style style:name="P28" style:family="paragraph" style:parent-style-name="Standard">
      <style:text-properties fo:font-weight="normal" officeooo:rsid="002b4e95" officeooo:paragraph-rsid="002b4e95" style:font-weight-asian="normal" style:font-weight-complex="normal"/>
    </style:style>
    <style:style style:name="P29" style:family="paragraph" style:parent-style-name="Standard">
      <style:text-properties fo:font-weight="normal" officeooo:rsid="002d3806" officeooo:paragraph-rsid="002d3806" style:font-weight-asian="normal" style:font-weight-complex="normal"/>
    </style:style>
    <style:style style:name="P30" style:family="paragraph" style:parent-style-name="Standard">
      <style:text-properties fo:font-weight="normal" officeooo:rsid="003295f8" officeooo:paragraph-rsid="002358b2" style:font-weight-asian="normal" style:font-weight-complex="normal"/>
    </style:style>
    <style:style style:name="P31" style:family="paragraph" style:parent-style-name="Standard">
      <style:text-properties fo:font-weight="bold" officeooo:rsid="00295dc4" officeooo:paragraph-rsid="00295dc4" style:font-weight-asian="bold" style:font-weight-complex="bold"/>
    </style:style>
    <style:style style:name="P32" style:family="paragraph" style:parent-style-name="Standard">
      <style:text-properties fo:font-weight="bold" officeooo:rsid="002d3806" officeooo:paragraph-rsid="002d3806" style:font-weight-asian="bold" style:font-weight-complex="bold"/>
    </style:style>
    <style:style style:name="P33" style:family="paragraph" style:parent-style-name="Text_20_body">
      <style:text-properties fo:font-weight="normal" officeooo:rsid="001066e2" officeooo:paragraph-rsid="001066e2" style:font-weight-asian="normal" style:font-weight-complex="normal"/>
    </style:style>
    <style:style style:name="P34" style:family="paragraph" style:parent-style-name="Text_20_body">
      <style:text-properties fo:font-weight="normal" officeooo:rsid="002358b2" officeooo:paragraph-rsid="002358b2" style:font-weight-asian="normal" style:font-weight-complex="normal"/>
    </style:style>
    <style:style style:name="P35" style:family="paragraph" style:parent-style-name="Text_20_body" style:list-style-name="L2"/>
    <style:style style:name="P36" style:family="paragraph" style:parent-style-name="Text_20_body">
      <style:text-properties fo:font-weight="bold" officeooo:rsid="00120e28" officeooo:paragraph-rsid="00120e28" style:font-weight-asian="normal" style:font-weight-complex="normal"/>
    </style:style>
    <style:style style:name="P37" style:family="paragraph" style:parent-style-name="Text_20_body" style:list-style-name="L3">
      <style:text-properties officeooo:paragraph-rsid="00205077"/>
    </style:style>
    <style:style style:name="P38" style:family="paragraph" style:parent-style-name="Text_20_body" style:list-style-name="L2">
      <style:paragraph-properties fo:margin-top="0cm" fo:margin-bottom="0cm" loext:contextual-spacing="false"/>
    </style:style>
    <style:style style:name="T1" style:family="text">
      <style:text-properties fo:font-weight="normal" officeooo:rsid="00205077"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d6544" style:font-weight-asian="bold" style:font-weight-complex="bold"/>
    </style:style>
    <style:style style:name="T5" style:family="text">
      <style:text-properties officeooo:rsid="0013545b"/>
    </style:style>
    <style:style style:name="T6" style:family="text">
      <style:text-properties officeooo:rsid="0014d987"/>
    </style:style>
    <style:style style:name="T7" style:family="text">
      <style:text-properties officeooo:rsid="00175e78"/>
    </style:style>
    <style:style style:name="T8" style:family="text">
      <style:text-properties officeooo:rsid="0021e498"/>
    </style:style>
    <style:style style:name="T9" style:family="text">
      <style:text-properties officeooo:rsid="002b4e95"/>
    </style:style>
    <style:style style:name="T10" style:family="text">
      <style:text-properties officeooo:rsid="002bc66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5">1. </text:span>What is SES?</text:p>
      <text:list xml:id="list1681585069" text:style-name="L1">
        <text:list-item>
          <text:p text:style-name="P26">SES is a simple emailing service wich aws amazon provides.</text:p>
        </text:list-item>
        <text:list-item>
          <text:p text:style-name="P26">Using this we can track the emails we are sending to customer.</text:p>
        </text:list-item>
        <text:list-item>
          <text:p text:style-name="P26">With that we can also have a metric for accepted, rejected and bounced emails.</text:p>
        </text:list-item>
      </text:list>
      <text:p text:style-name="P33"/>
      <text:p text:style-name="P33">By default, Amazon SES sends your email from Amazon SES IP addresses (IPs) that are shared with other Amazon SES customers. At an extra cost, you can reserve IPs dedicated to your exclusive use.</text:p>
      <text:p text:style-name="P17">Dedicated IPs enable you to:</text:p>
      <text:list xml:id="list1958551580" text:style-name="L2">
        <text:list-item>
          <text:p text:style-name="P38">Fully control your email sending reputation.</text:p>
        </text:list-item>
        <text:list-item>
          <text:p text:style-name="P38">Isolate the reputation of your separate mail streams.</text:p>
        </text:list-item>
        <text:list-item>
          <text:p text:style-name="P35">Use a set of known, unchanging IP addresses for whitelisting or security purposes.</text:p>
        </text:list-item>
      </text:list>
      <text:p text:style-name="P19">Subtopic: Email sending part is below.</text:p>
      <text:p text:style-name="P18"><text:span text:style-name="T6">2. </text:span>Can use SMTP to send emails to aws.</text:p>
      <text:p text:style-name="P12">You can send email through Amazon SES by using applications or programming languages that use the SMTP protocol. </text:p>
      <text:p text:style-name="P12">To send email by using the SMTP interface, you need the following information: </text:p>
      <table:table table:name="Table1" table:style-name="Table1">
        <table:table-column table:style-name="Table1.A"/>
        <table:table-column table:style-name="Table1.B"/>
        <table:table-row>
          <table:table-cell table:style-name="Table1.A1" office:value-type="string">
            <text:p text:style-name="P1">Server Name: </text:p>
          </table:table-cell>
          <table:table-cell table:style-name="Table1.A1" office:value-type="string">
            <text:p text:style-name="Table_20_Contents">email-smtp.us-east-1.amazonaws.com</text:p>
          </table:table-cell>
        </table:table-row>
        <table:table-row>
          <table:table-cell table:style-name="Table1.A1" office:value-type="string">
            <text:p text:style-name="P1">Port: </text:p>
          </table:table-cell>
          <table:table-cell table:style-name="Table1.A1" office:value-type="string">
            <text:p text:style-name="Table_20_Contents">25, 465 or 587 </text:p>
          </table:table-cell>
        </table:table-row>
        <table:table-row>
          <table:table-cell table:style-name="Table1.A1" office:value-type="string">
            <text:p text:style-name="P1">Use Transport Layer Security (TLS): </text:p>
          </table:table-cell>
          <table:table-cell table:style-name="Table1.A1" office:value-type="string">
            <text:p text:style-name="Table_20_Contents">Yes </text:p>
          </table:table-cell>
        </table:table-row>
        <table:table-row>
          <table:table-cell table:style-name="Table1.A1" office:value-type="string">
            <text:p text:style-name="P1">Authentication: </text:p>
          </table:table-cell>
          <table:table-cell table:style-name="Table1.A1" office:value-type="string">
            <text:p text:style-name="Table_20_Contents">Your SMTP credentials. See below for more information. </text:p>
          </table:table-cell>
        </table:table-row>
      </table:table>
      <text:p text:style-name="P36"/>
      <text:p text:style-name="P12">To send email using the Amazon SES SMTP interface, you first have to create a set of SMTP credentials<text:span text:style-name="T2">.</text:span> Your SMTP credentials are the user name and password that you use to connect to an Amazon SES SMTP endpoint. SMTP credentials are unique to each AWS Region. If you want to send email in more than one Region, you have to generate a unique set of credentials for each Region. </text:p>
      <text:p text:style-name="P3"><text:span text:style-name="T7">3. </text:span>What is hard bounce email?</text:p>
      <text:p text:style-name="P3"/>
      <text:p text:style-name="P6">A <text:span text:style-name="T2">hard bounce</text:span> is an e-mail message that has been returned to the sender because the recipient's address is invalid. </text:p>
      <text:p text:style-name="P6"/>
      <text:p text:style-name="P4">4. Suppression list at aws SES, what is it?</text:p>
      <text:p text:style-name="P4"/>
      <text:p text:style-name="P13">Amazon SES maintains a suppression list of recipient email addresses that have recently caused a hard bounce for any Amazon SES customer. If you try to send an email through Amazon SES to an address that is on the suppression list, the call to Amazon SES succeeds, but Amazon SES treats the email as a hard bounce instead of attempting to send it. Like any hard bounce, suppression list bounces count towards your sending quota and your bounce rate. An email address can remain on the suppression list for up to 14 days. </text:p>
      <text:p text:style-name="Text_20_body">If an address that you are trying to send email to is on the suppression list and you are sure that the address is valid, you can use the form below to submit a suppression list removal request. The <text:soft-page-break/>address will be removed from the suppression list in all AWS regions regardless of the region you are using when you submit the request. Suppression list removal requests are processed immediately. </text:p>
      <text:p text:style-name="P20">Subtopic: Email receiving part is below.</text:p>
      <text:p text:style-name="P21">1. Configure SES for receiving messages.</text:p>
      <text:p text:style-name="P14">When you use Amazon SES to receive messages on behalf of your verified domains, you can configure Amazon SES to deliver your messages to an Amazon S3 bucket, call your custom code via an AWS Lambda function, or publish notifications to Amazon SNS. You can also configure Amazon SES to drop or bounce messages you do not want to receive.</text:p>
      <text:p text:style-name="Text_20_body">You control what happens to your mail by defining receipt rules. Each receipt rule consists of an ordered list of actions. Your receipt rules collectively make up your account's receipt rule set.</text:p>
      <text:p text:style-name="P22">2. IP address filters.</text:p>
      <text:p text:style-name="P15">IP address filters are optional and enable you to specify whether to accept or reject mail originating from an IP address or range of IP addresses</text:p>
      <text:p text:style-name="P23">Practical things:</text:p>
      <text:p text:style-name="P24"><text:span text:style-name="T4">1. </text:span><text:bookmark text:name="send-an-email-using-sdk"/><text:span text:style-name="T3">Send an Email Through Amazon SES Using an AWS SDK</text:span></text:p>
      <text:p text:style-name="P16">To send an email using the Amazon SES API, you can use the Query interface directly, or you can use an AWS SDK to handle low-level details such as assembling and parsing HTTP requests and responses. </text:p>
      <text:p text:style-name="P7"/>
      <text:p text:style-name="P5">2. Setup for python</text:p>
      <text:p text:style-name="P8">Install the required package for python</text:p>
      <text:p text:style-name="P8">- pip install boto3</text:p>
      <text:p text:style-name="P8"/>
      <text:p text:style-name="P8">Before moving to send email from sender to recipient, we need to first verify the emails.</text:p>
      <text:p text:style-name="P8"/>
      <text:p text:style-name="P11">How to verify emails?</text:p>
      <text:list xml:id="list3024800466" text:style-name="L3">
        <text:list-item>
          <text:p text:style-name="P37"><text:span text:style-name="T1">Sign in to the AWS Management Console and open the Amazon SES console at </text:span><text:a xlink:type="simple" xlink:href="https://console.aws.amazon.com/ses/" office:target-frame-name="_blank" xlink:show="new" text:style-name="Internet_20_link" text:visited-style-name="Visited_20_Internet_20_Link"><text:span text:style-name="T1">https://console.aws.amazon.com/ses/</text:span></text:a><text:span text:style-name="T1">. </text:span></text:p>
        </text:list-item>
        <text:list-item>
          <text:p text:style-name="P37">In the console, use the region selector to choose the AWS Region where want to verify the email addr<text:span text:style-name="T8">ess.</text:span></text:p>
        </text:list-item>
      </text:list>
      <text:p text:style-name="P25">After verifying emails you need to configure few things.</text:p>
      <text:p text:style-name="P25">1. Install cli of aws – pip install awscli</text:p>
      <text:p text:style-name="P25">2. Configure settings by – aws configure</text:p>
      <text:p text:style-name="P25">3. It will ask for keys, to get keys you have to go to “my security credentials” in the dropdown menue of aws profile. It will ask for defaul region also, go for what you will be adding in the ses.py file which we will be using to send the emails.</text:p>
      <text:p text:style-name="P9">Follow out this link for writing a file for sending emails:</text:p>
      <text:p text:style-name="P9"><text:a xlink:type="simple" xlink:href="https://docs.aws.amazon.com/ses/latest/DeveloperGuide/send-using-sdk-python.html" text:style-name="Internet_20_link" text:visited-style-name="Visited_20_Internet_20_Link">https://docs.aws.amazon.com/ses/latest/DeveloperGuide/send-using-sdk-python.html</text:a></text:p>
      <text:p text:style-name="P9">with following changes + commenting the configurationSet variable.</text:p>
      <text:p text:style-name="P9"><text:soft-page-break/>--</text:p>
      <text:p text:style-name="P9">SENDER = "Anshul Warade &lt;warade.anshul@gmail.com&gt;"</text:p>
      <text:p text:style-name="P9">RECIPIENT = "<text:a xlink:type="simple" xlink:href="mailto:anshul@brightmoney.co" text:style-name="Internet_20_link" text:visited-style-name="Visited_20_Internet_20_Link">anshul@brightmoney.co</text:a>"</text:p>
      <text:p text:style-name="P10"># Following region should be the same when you configured your credentials.</text:p>
      <text:p text:style-name="P9">AWS_REGION = "us-west-2"</text:p>
      <text:p text:style-name="P9">--</text:p>
      <text:p text:style-name="P9"/>
      <text:p text:style-name="P31">3. Using the information above, create a library <text:span text:style-name="T9">(seslib)</text:span></text:p>
      <text:p text:style-name="P28">Usage:</text:p>
      <text:p text:style-name="P28"><text:tab/>seslib.sendEmai<text:span text:style-name="T10">l</text:span>(name, sender, recipient, subject, body_text)</text:p>
      <text:p text:style-name="P28"/>
      <text:p text:style-name="P32">Research Things:</text:p>
      <text:p text:style-name="P32">1. What type of emails does a bank needs to send to it’s customers?</text:p>
      <text:p text:style-name="P32"/>
      <text:p text:style-name="P29"><text:span text:style-name="Strong_20_Emphasis">The welcome email </text:span>– The welcome email is a simple email welcoming the customer to the bank or to a new product. This has a confirming quality that is an opportunity to reinforce the brand and your attention to customer service.</text:p>
      <text:p text:style-name="P9"/>
      <text:p text:style-name="P9"><text:span text:style-name="Strong_20_Emphasis">The transactional receipt </text:span>– Few customers will ever complain that you are helping them better keep informed and helping them with record keeping. Sending an email after the posting of interest, closing a loan, opening/closing a deposit account or any other activity is helpful and welcomed.</text:p>
      <text:p text:style-name="P9"/>
      <text:p text:style-name="P34"><text:span text:style-name="Strong_20_Emphasis">Reminder instructions </text:span>– This email probably has the most potential. For customers that are not depositing to their savings accounts, not utilizing their line of credit or similar, sending a simple reminder of how to utilize the product is helpful and serves to not only keep your brand active, but usually increases transaction activity by about 15% to 30%.</text:p>
      <text:p text:style-name="P9"><text:span text:style-name="Strong_20_Emphasis">The Thank You </text:span>– Any major milestone deserves honest thanks, and customers appreciate you remembering. Anniversaries with the bank, referrals, trying new products, hitting certain deposit balances (like going up in tiers), all serve to help drive business.</text:p>
      <text:p text:style-name="P3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9T23:38:51.692730665</meta:creation-date>
    <meta:generator>LibreOffice/6.0.7.3$Linux_X86_64 LibreOffice_project/00m0$Build-3</meta:generator>
    <dc:date>2019-05-20T11:43:59.801671960</dc:date>
    <meta:editing-duration>PT1H42M51S</meta:editing-duration>
    <meta:editing-cycles>33</meta:editing-cycles>
    <meta:document-statistic meta:table-count="1" meta:image-count="0" meta:object-count="0" meta:page-count="3" meta:paragraph-count="65" meta:word-count="1032" meta:character-count="6115" meta:non-whitespace-character-count="5134"/>
  </office:meta>
</office:document-meta>
</file>